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dfbcb" officeooo:paragraph-rsid="001dfbcb"/>
    </style:style>
    <style:style style:name="P2" style:family="paragraph" style:parent-style-name="Standard">
      <style:paragraph-properties fo:text-align="center" style:justify-single-word="false"/>
      <style:text-properties officeooo:rsid="001c3da6" officeooo:paragraph-rsid="001c3da6"/>
    </style:style>
    <style:style style:name="P3" style:family="paragraph" style:parent-style-name="Text_20_body">
      <style:text-properties officeooo:rsid="001e50f6" officeooo:paragraph-rsid="001e50f6"/>
    </style:style>
    <style:style style:name="P4" style:family="paragraph" style:parent-style-name="Text_20_body">
      <style:text-properties officeooo:rsid="002692cf" officeooo:paragraph-rsid="002692cf"/>
    </style:style>
    <style:style style:name="P5" style:family="paragraph" style:parent-style-name="Text_20_body" style:list-style-name="L1">
      <style:text-properties officeooo:rsid="001ff62c" officeooo:paragraph-rsid="001ff62c"/>
    </style:style>
    <style:style style:name="P6" style:family="paragraph" style:parent-style-name="Text_20_body" style:list-style-name="L1">
      <style:text-properties officeooo:rsid="0022a973" officeooo:paragraph-rsid="0022a973"/>
    </style:style>
    <style:style style:name="P7" style:family="paragraph" style:parent-style-name="Text_20_body" style:list-style-name="L1">
      <style:text-properties officeooo:rsid="0023b2c4" officeooo:paragraph-rsid="0023b2c4"/>
    </style:style>
    <style:style style:name="P8" style:family="paragraph" style:parent-style-name="Text_20_body" style:list-style-name="L1">
      <style:text-properties officeooo:rsid="0024205c" officeooo:paragraph-rsid="0024205c"/>
    </style:style>
    <style:style style:name="P9" style:family="paragraph" style:parent-style-name="Text_20_body">
      <style:paragraph-properties fo:text-align="justify" style:justify-single-word="false"/>
      <style:text-properties officeooo:rsid="00275cdb" officeooo:paragraph-rsid="00275cdb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4205c"/>
    </style:style>
    <style:style style:name="T2" style:family="text">
      <style:text-properties officeooo:rsid="00248639"/>
    </style:style>
    <style:style style:name="T3" style:family="text">
      <style:text-properties officeooo:rsid="002778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nline Presence Web Architecture</text:h>
      <text:p text:style-name="P2">Development Documentation</text:p>
      <text:p text:style-name="P2"/>
      <text:h text:style-name="Heading_20_2" text:outline-level="2">Module Registration</text:h>
      <text:p text:style-name="P3">Need at last support following features:</text:p>
      <text:list xml:id="list1920775126351212998" text:style-name="L1">
        <text:list-item>
          <text:p text:style-name="P5">Can't register user with the same e-mail</text:p>
          <text:p text:style-name="P5">Will notify user if another user has existing.</text:p>
        </text:list-item>
        <text:list-item>
          <text:p text:style-name="P6">Add role field to form registation</text:p>
          <text:p text:style-name="P7">Contain two values: student, <text:span text:style-name="T1">dosen.</text:span></text:p>
          <text:p text:style-name="P8">Admin role is assumed <text:span text:style-name="T2">initially registered with no option to register a new one. </text:span></text:p>
        </text:list-item>
      </text:list>
      <text:h text:style-name="Heading_20_2" text:outline-level="2">Registration Field Information</text:h>
      <text:p text:style-name="P4">Email, name, role, password. </text:p>
      <text:p text:style-name="P4">Email is used as username account.</text:p>
      <text:h text:style-name="Heading_20_2" text:outline-level="2">Registration Flow</text:h>
      <text:p text:style-name="P9">Implemented as multi pages form wizard, here we have two options. Implement as Pure HTML + Javascript, the benefit of this approach <text:span text:style-name="T3">is reducing load on web server. But as starter I implement it on pure server side on Laravel with combination of view→ request → response → view (again) → (loop until the last page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fbcb" officeooo:paragraph-rsid="001dfbc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0.1</text:p>
        <text:p text:style-name="MP1">Revision: December 22,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a </meta:initial-creator>
    <meta:creation-date>2015-12-22T10:03:10.305721876</meta:creation-date>
    <dc:date>2015-12-23T12:53:11.227647261</dc:date>
    <dc:creator>eka </dc:creator>
    <meta:editing-duration>PT41M59S</meta:editing-duration>
    <meta:editing-cycles>14</meta:editing-cycles>
    <meta:generator>LibreOffice/5.0.3.2$Linux_X86_64 LibreOffice_project/00m0$Build-2</meta:generator>
    <meta:document-statistic meta:table-count="0" meta:image-count="0" meta:object-count="0" meta:page-count="1" meta:paragraph-count="16" meta:word-count="133" meta:character-count="820" meta:non-whitespace-character-count="702"/>
  </office:meta>
</office:document-meta>
</file>